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XCC_Entity_C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tity Code</text:p>
          </table:table-cell>
          <table:table-cell office:value-type="string" table:style-name="ce3">
            <text:p>Entity Name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None (the contacted station is known to not be within a DXCC entity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NA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BU AIL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FGHANI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GALEGA &amp; ST. BRANDO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</text:p>
          </table:table-cell>
          <table:table-cell office:value-type="string" table:style-name="ce2">
            <text:p>ALAND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</text:p>
          </table:table-cell>
          <table:table-cell office:value-type="string" table:style-name="ce2">
            <text:p>ALBA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</text:p>
          </table:table-cell>
          <table:table-cell office:value-type="string" table:style-name="ce2">
            <text:p>ALDAB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</text:p>
          </table:table-cell>
          <table:table-cell office:value-type="string" table:style-name="ce2">
            <text:p>AMERICAN SAMO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MSTERDAM &amp; ST. PAUL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NDAMAN &amp; NICOBAR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NGUIL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NTARCT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ARME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SIATIC RUS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NEW ZEALAND SUBANTARCTIC ISLAND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AVE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AZERBAIJ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AJO NUEV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BAKER &amp; HOWLAND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BALEARIC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PALA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BLENHEIM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BOUVE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BRITISH NORTH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BRITISH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BELARU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CAN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CANARY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CELEBE &amp; MOLUCCA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C. KIRIBATI (BRITISH PHOENIX IS.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CEUTA &amp; MELIL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CHAGOS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CHATHAM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CHRISTMA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CLIPPERTO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COCO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COCOS (KEELING)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COMORO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CRET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CROZET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DAMAO, DIU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DESECHEO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DESROCHE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DODECANES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EAST MALAY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EASTER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E. KIRIBATI (LINE IS.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EQUATORIAL GUIN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EXIC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ERITR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ESTO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ETHIOP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EUROPEAN RUS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FARQUH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FERNANDO DE NORONH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FRENCH EQUATORIAL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FRENCH INDO-CHIN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FRENCH WEST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BAHAMA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FRANZ JOSEF 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BARBAD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FRENCH GUIA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BERMU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BRITISH VIRGI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BELIZ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FRENCH IND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KUWAIT/SAUDI ARABIA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CAYMA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CUB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GALAPAGOS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DOMINICAN REPUBLI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EL SALVAD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GEORG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GUATEMA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GRENA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HAIT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GUADELOUP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HONDURA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JAMA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MARTINIQU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BONAIRE, CURACA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NICARAGU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PANAM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TURKS &amp; CAICOS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RINIDAD &amp; TOBAG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ARUB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GEYSER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ANTIGUA &amp; BARBU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DOMIN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6</text:p>
          </table:table-cell>
          <table:table-cell office:value-type="string" table:style-name="ce2">
            <text:p>MONTSERRA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7</text:p>
          </table:table-cell>
          <table:table-cell office:value-type="string" table:style-name="ce2">
            <text:p>ST. LUC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8</text:p>
          </table:table-cell>
          <table:table-cell office:value-type="string" table:style-name="ce2">
            <text:p>ST. VINCEN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GLORIOSO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ARGENTI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GOLD COAST, TOGO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GUAM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BOLI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GUANTANAMO BA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GUERNSE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GUIN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BRAZI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GUINEA-BISSA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AWAI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EARD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CHIL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3</text:p>
          </table:table-cell>
          <table:table-cell office:value-type="string" table:style-name="ce2">
            <text:p>IFN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4</text:p>
          </table:table-cell>
          <table:table-cell office:value-type="string" table:style-name="ce2">
            <text:p>ISLE OF M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TALIAN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COLOM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ITU HQ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8</text:p>
          </table:table-cell>
          <table:table-cell office:value-type="string" table:style-name="ce2">
            <text:p>JAN MAYE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JAV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ECUADO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JERSE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JOHNSTO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JUAN DE NOVA, EUROP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5</text:p>
          </table:table-cell>
          <table:table-cell office:value-type="string" table:style-name="ce2">
            <text:p>JUAN FERNANDEZ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ALININGRA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7</text:p>
          </table:table-cell>
          <table:table-cell office:value-type="string" table:style-name="ce2">
            <text:p>KAMAR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ARELO-FINNISH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GUYA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AZAKH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ERGUELE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PARAGUA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ERMADEC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INGMAN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YRGYZ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PER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REPUBLIC OF KOR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UR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KURIA MURIA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SURINAM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FALKLAND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AKSHADWEEP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A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URUGUA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ATV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6</text:p>
          </table:table-cell>
          <table:table-cell office:value-type="string" table:style-name="ce2">
            <text:p>LITHUA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ORD HOW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VENEZUE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AZOR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AUSTRAL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ALYJ VYSOTSKIJ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ACA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3</text:p>
          </table:table-cell>
          <table:table-cell office:value-type="string" table:style-name="ce2">
            <text:p>MACQUARI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YEMEN ARAB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5</text:p>
          </table:table-cell>
          <table:table-cell office:value-type="string" table:style-name="ce2">
            <text:p>MALAY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NAUR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VANUAT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MALDIV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TONG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MALPELO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EW CALEDO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PAPUA NEW GUIN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MANCHUR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MAURITIU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6</text:p>
          </table:table-cell>
          <table:table-cell office:value-type="string" table:style-name="ce2">
            <text:p>MARIANA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MARKET REE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MARSHALL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MAYOTT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W ZEA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MELLISH REE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ITCAIR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MICRONE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MIDWAY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FRENCH POLYNE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FIJ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7</text:p>
          </table:table-cell>
          <table:table-cell office:value-type="string" table:style-name="ce2">
            <text:p>MINAMI TORISHIM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MINERVA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MOLDOV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MOUNT ATH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MOZAMBIQU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NAVASSA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NETHERLANDS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NETHERLANDS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OLOMO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NEWFOUNDLAND, LABRAD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NIGE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NIU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NORFOLK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SAMO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NORTH COOK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OGASAWA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OKINAWA (RYUKYU IS.)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OKINO TORI-SHIM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ANNOBO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PALESTI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7</text:p>
          </table:table-cell>
          <table:table-cell office:value-type="string" table:style-name="ce2">
            <text:p>PALMYRA &amp; JARVIS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PAPUA TERRITOR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PETER 1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PORTUGUESE TIM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PRINCE EDWARD &amp; MARIO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PUERTO RIC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3</text:p>
          </table:table-cell>
          <table:table-cell office:value-type="string" table:style-name="ce2">
            <text:p>ANDOR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REVILLAGIGED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ASCENSIO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AUST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RODRIGUE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RUANDA-URUND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BELGIUM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SA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SABL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LGA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SAINT MART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CORS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CYPRU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SAN ANDRES &amp; PROVIDENC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SAN FELIX &amp; SAN AMBROSI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CZECHOSLOVAK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9</text:p>
          </table:table-cell>
          <table:table-cell office:value-type="string" table:style-name="ce2">
            <text:p>SAO TOME &amp; PRINCIP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SARAWAK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DENMARK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FAROE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ENG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FIN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SAUDI ARABIA/IRAQ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FRANC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SERRANA BANK &amp; RONCADOR C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GERMAN DEMOCRATIC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FEDERAL REPUBLIC OF GERMAN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2</text:p>
          </table:table-cell>
          <table:table-cell office:value-type="string" table:style-name="ce2">
            <text:p>SOMAL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GIBRALTA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OUTH COOK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OUTH GEORGIA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GREEC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7</text:p>
          </table:table-cell>
          <table:table-cell office:value-type="string" table:style-name="ce2">
            <text:p>GREEN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SOUTH ORKNEY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9</text:p>
          </table:table-cell>
          <table:table-cell office:value-type="string" table:style-name="ce2">
            <text:p>HUNGAR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SOUTH SANDWICH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SOUTH SHETLAND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ICE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PEOPLE'S DEMOCRATIC REP. OF YEME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4</text:p>
          </table:table-cell>
          <table:table-cell office:value-type="string" table:style-name="ce2">
            <text:p>SOUTHERN SUDA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5</text:p>
          </table:table-cell>
          <table:table-cell office:value-type="string" table:style-name="ce2">
            <text:p>IRE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6</text:p>
          </table:table-cell>
          <table:table-cell office:value-type="string" table:style-name="ce2">
            <text:p>SOVEREIGN MILITARY ORDER OF MALT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7</text:p>
          </table:table-cell>
          <table:table-cell office:value-type="string" table:style-name="ce2">
            <text:p>SPRATLY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ITAL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9</text:p>
          </table:table-cell>
          <table:table-cell office:value-type="string" table:style-name="ce2">
            <text:p>ST. KITTS &amp; NEVI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ST. HELE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1</text:p>
          </table:table-cell>
          <table:table-cell office:value-type="string" table:style-name="ce2">
            <text:p>LIECHTENSTE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2</text:p>
          </table:table-cell>
          <table:table-cell office:value-type="string" table:style-name="ce2">
            <text:p>ST. PAUL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3</text:p>
          </table:table-cell>
          <table:table-cell office:value-type="string" table:style-name="ce2">
            <text:p>ST. PETER &amp; ST. PAUL ROCK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4</text:p>
          </table:table-cell>
          <table:table-cell office:value-type="string" table:style-name="ce2">
            <text:p>LUXEMBOURG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5</text:p>
          </table:table-cell>
          <table:table-cell office:value-type="string" table:style-name="ce2">
            <text:p>ST. MAARTEN, SABA, ST. EUSTATIU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6</text:p>
          </table:table-cell>
          <table:table-cell office:value-type="string" table:style-name="ce2">
            <text:p>MADEIRA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7</text:p>
          </table:table-cell>
          <table:table-cell office:value-type="string" table:style-name="ce2">
            <text:p>MALT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8</text:p>
          </table:table-cell>
          <table:table-cell office:value-type="string" table:style-name="ce2">
            <text:p>SUMAT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SVALBAR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MONAC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1</text:p>
          </table:table-cell>
          <table:table-cell office:value-type="string" table:style-name="ce2">
            <text:p>SW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2</text:p>
          </table:table-cell>
          <table:table-cell office:value-type="string" table:style-name="ce2">
            <text:p>TAJIKI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3</text:p>
          </table:table-cell>
          <table:table-cell office:value-type="string" table:style-name="ce2">
            <text:p>NETHERLAND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4</text:p>
          </table:table-cell>
          <table:table-cell office:value-type="string" table:style-name="ce2">
            <text:p>TANGIE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5</text:p>
          </table:table-cell>
          <table:table-cell office:value-type="string" table:style-name="ce2">
            <text:p>NORTHERN IRE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6</text:p>
          </table:table-cell>
          <table:table-cell office:value-type="string" table:style-name="ce2">
            <text:p>NORWA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7</text:p>
          </table:table-cell>
          <table:table-cell office:value-type="string" table:style-name="ce2">
            <text:p>TERRITORY OF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8</text:p>
          </table:table-cell>
          <table:table-cell office:value-type="string" table:style-name="ce2">
            <text:p>TIBE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9</text:p>
          </table:table-cell>
          <table:table-cell office:value-type="string" table:style-name="ce2">
            <text:p>PO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TOKELAU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1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2</text:p>
          </table:table-cell>
          <table:table-cell office:value-type="string" table:style-name="ce2">
            <text:p>PORTUGA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3</text:p>
          </table:table-cell>
          <table:table-cell office:value-type="string" table:style-name="ce2">
            <text:p>TRINDADE &amp; MARTIM VAZ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4</text:p>
          </table:table-cell>
          <table:table-cell office:value-type="string" table:style-name="ce2">
            <text:p>TRISTAN DA CUNHA &amp; GOUGH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5</text:p>
          </table:table-cell>
          <table:table-cell office:value-type="string" table:style-name="ce2">
            <text:p>ROMA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6</text:p>
          </table:table-cell>
          <table:table-cell office:value-type="string" table:style-name="ce2">
            <text:p>TROMELI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7</text:p>
          </table:table-cell>
          <table:table-cell office:value-type="string" table:style-name="ce2">
            <text:p>ST. PIERRE &amp; MIQUEL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8</text:p>
          </table:table-cell>
          <table:table-cell office:value-type="string" table:style-name="ce2">
            <text:p>SAN MARIN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COT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TURKMENI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1</text:p>
          </table:table-cell>
          <table:table-cell office:value-type="string" table:style-name="ce2">
            <text:p>SPA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2</text:p>
          </table:table-cell>
          <table:table-cell office:value-type="string" table:style-name="ce2">
            <text:p>TUVAL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3</text:p>
          </table:table-cell>
          <table:table-cell office:value-type="string" table:style-name="ce2">
            <text:p>UK SOVEREIGN BASE AREAS ON CYPRU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4</text:p>
          </table:table-cell>
          <table:table-cell office:value-type="string" table:style-name="ce2">
            <text:p>SWEDE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5</text:p>
          </table:table-cell>
          <table:table-cell office:value-type="string" table:style-name="ce2">
            <text:p>VIRGIN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6</text:p>
          </table:table-cell>
          <table:table-cell office:value-type="string" table:style-name="ce2">
            <text:p>UGAN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7</text:p>
          </table:table-cell>
          <table:table-cell office:value-type="string" table:style-name="ce2">
            <text:p>SWITZER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8</text:p>
          </table:table-cell>
          <table:table-cell office:value-type="string" table:style-name="ce2">
            <text:p>UKRAIN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9</text:p>
          </table:table-cell>
          <table:table-cell office:value-type="string" table:style-name="ce2">
            <text:p>UNITED NATIONS HQ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1</text:p>
          </table:table-cell>
          <table:table-cell office:value-type="string" table:style-name="ce2">
            <text:p>UNITED STATES OF AMER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2</text:p>
          </table:table-cell>
          <table:table-cell office:value-type="string" table:style-name="ce2">
            <text:p>UZBEKI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3</text:p>
          </table:table-cell>
          <table:table-cell office:value-type="string" table:style-name="ce2">
            <text:p>VIET NAM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4</text:p>
          </table:table-cell>
          <table:table-cell office:value-type="string" table:style-name="ce2">
            <text:p>WAL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5</text:p>
          </table:table-cell>
          <table:table-cell office:value-type="string" table:style-name="ce2">
            <text:p>VATIC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SER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7</text:p>
          </table:table-cell>
          <table:table-cell office:value-type="string" table:style-name="ce2">
            <text:p>WAK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8</text:p>
          </table:table-cell>
          <table:table-cell office:value-type="string" table:style-name="ce2">
            <text:p>WALLIS &amp; FUTUNA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9</text:p>
          </table:table-cell>
          <table:table-cell office:value-type="string" table:style-name="ce2">
            <text:p>WEST MALAY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W. KIRIBATI (GILBERT IS. 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2</text:p>
          </table:table-cell>
          <table:table-cell office:value-type="string" table:style-name="ce2">
            <text:p>WESTERN SAHA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WILLI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BAHRA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BANGLADES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BHU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ZANZIB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COSTA R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MYANMA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CAMBOD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SRI LANK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CHI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HONG KONG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IND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INDONE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IR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IRAQ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ISRAE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JAP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JORD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DEMOCRATIC PEOPLE'S REP. OF KORE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BRUNEI DARUSSALAM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KUWAI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LEBAN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3</text:p>
          </table:table-cell>
          <table:table-cell office:value-type="string" table:style-name="ce2">
            <text:p>MONGOL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9</text:p>
          </table:table-cell>
          <table:table-cell office:value-type="string" table:style-name="ce2">
            <text:p>NEPA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OM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2</text:p>
          </table:table-cell>
          <table:table-cell office:value-type="string" table:style-name="ce2">
            <text:p>PAKIST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PHILIPPIN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6</text:p>
          </table:table-cell>
          <table:table-cell office:value-type="string" table:style-name="ce2">
            <text:p>QATA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8</text:p>
          </table:table-cell>
          <table:table-cell office:value-type="string" table:style-name="ce2">
            <text:p>SAUDI ARA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9</text:p>
          </table:table-cell>
          <table:table-cell office:value-type="string" table:style-name="ce2">
            <text:p>SEYCHELL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1</text:p>
          </table:table-cell>
          <table:table-cell office:value-type="string" table:style-name="ce2">
            <text:p>SINGAPO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2</text:p>
          </table:table-cell>
          <table:table-cell office:value-type="string" table:style-name="ce2">
            <text:p>DJIBOUT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4</text:p>
          </table:table-cell>
          <table:table-cell office:value-type="string" table:style-name="ce2">
            <text:p>SY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6</text:p>
          </table:table-cell>
          <table:table-cell office:value-type="string" table:style-name="ce2">
            <text:p>TAIW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7</text:p>
          </table:table-cell>
          <table:table-cell office:value-type="string" table:style-name="ce2">
            <text:p>THAI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TURKE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1</text:p>
          </table:table-cell>
          <table:table-cell office:value-type="string" table:style-name="ce2">
            <text:p>UNITED ARAB EMIRAT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ALGE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1</text:p>
          </table:table-cell>
          <table:table-cell office:value-type="string" table:style-name="ce2">
            <text:p>ANGO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BOTSWA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BURUND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6</text:p>
          </table:table-cell>
          <table:table-cell office:value-type="string" table:style-name="ce2">
            <text:p>CAMERO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CENTRAL AFR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CAPE VERD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CHA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COMORO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REPUBLIC OF THE CONG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DEMOCRATIC REPUBLIC OF THE CONG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6</text:p>
          </table:table-cell>
          <table:table-cell office:value-type="string" table:style-name="ce2">
            <text:p>BEN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GAB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THE GAM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GHA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COTE D'IVOI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KENY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2</text:p>
          </table:table-cell>
          <table:table-cell office:value-type="string" table:style-name="ce2">
            <text:p>LESOTH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4</text:p>
          </table:table-cell>
          <table:table-cell office:value-type="string" table:style-name="ce2">
            <text:p>LIBE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6</text:p>
          </table:table-cell>
          <table:table-cell office:value-type="string" table:style-name="ce2">
            <text:p>LIBY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8</text:p>
          </table:table-cell>
          <table:table-cell office:value-type="string" table:style-name="ce2">
            <text:p>MADAGASCA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MALAW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2</text:p>
          </table:table-cell>
          <table:table-cell office:value-type="string" table:style-name="ce2">
            <text:p>MAL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4</text:p>
          </table:table-cell>
          <table:table-cell office:value-type="string" table:style-name="ce2">
            <text:p>MAURITA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6</text:p>
          </table:table-cell>
          <table:table-cell office:value-type="string" table:style-name="ce2">
            <text:p>MOROCC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NIGER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2</text:p>
          </table:table-cell>
          <table:table-cell office:value-type="string" table:style-name="ce2">
            <text:p>ZIMBABW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3</text:p>
          </table:table-cell>
          <table:table-cell office:value-type="string" table:style-name="ce2">
            <text:p>REUNION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4</text:p>
          </table:table-cell>
          <table:table-cell office:value-type="string" table:style-name="ce2">
            <text:p>RWAND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6</text:p>
          </table:table-cell>
          <table:table-cell office:value-type="string" table:style-name="ce2">
            <text:p>SENEGA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8</text:p>
          </table:table-cell>
          <table:table-cell office:value-type="string" table:style-name="ce2">
            <text:p>SIERRA LEON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ROTUMA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2</text:p>
          </table:table-cell>
          <table:table-cell office:value-type="string" table:style-name="ce2">
            <text:p>REPUBLIC OF SOUTH AFRIC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4</text:p>
          </table:table-cell>
          <table:table-cell office:value-type="string" table:style-name="ce2">
            <text:p>NAMI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6</text:p>
          </table:table-cell>
          <table:table-cell office:value-type="string" table:style-name="ce2">
            <text:p>SUD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8</text:p>
          </table:table-cell>
          <table:table-cell office:value-type="string" table:style-name="ce2">
            <text:p>KINGDOM OF ESWATIN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0</text:p>
          </table:table-cell>
          <table:table-cell office:value-type="string" table:style-name="ce2">
            <text:p>TANZA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4</text:p>
          </table:table-cell>
          <table:table-cell office:value-type="string" table:style-name="ce2">
            <text:p>TUNIS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8</text:p>
          </table:table-cell>
          <table:table-cell office:value-type="string" table:style-name="ce2">
            <text:p>EGYP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BURKINA FAS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2</text:p>
          </table:table-cell>
          <table:table-cell office:value-type="string" table:style-name="ce2">
            <text:p>ZAMB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3</text:p>
          </table:table-cell>
          <table:table-cell office:value-type="string" table:style-name="ce2">
            <text:p>TOG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8</text:p>
          </table:table-cell>
          <table:table-cell office:value-type="string" table:style-name="ce2">
            <text:p>WALVIS B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9</text:p>
          </table:table-cell>
          <table:table-cell office:value-type="string" table:style-name="ce2">
            <text:p>CONWAY REE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BANABA I. (OCEAN I.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2</text:p>
          </table:table-cell>
          <table:table-cell office:value-type="string" table:style-name="ce2">
            <text:p>YEME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3</text:p>
          </table:table-cell>
          <table:table-cell office:value-type="string" table:style-name="ce2">
            <text:p>PENGUI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7</text:p>
          </table:table-cell>
          <table:table-cell office:value-type="string" table:style-name="ce2">
            <text:p>CROAT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9</text:p>
          </table:table-cell>
          <table:table-cell office:value-type="string" table:style-name="ce2">
            <text:p>SLOVENI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1</text:p>
          </table:table-cell>
          <table:table-cell office:value-type="string" table:style-name="ce2">
            <text:p>BOSNIA-HERZEGOVIN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NORTH MACEDONIA (REPUBLIC OF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ZECH REPUBLI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SLOVAK REPUBLIC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PRATA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SCARBOROUGH REEF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TEMOTU PROVINC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8</text:p>
          </table:table-cell>
          <table:table-cell office:value-type="string" table:style-name="ce2">
            <text:p>AUSTRAL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MARQUESAS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PALESTIN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TIMOR-LEST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2</text:p>
          </table:table-cell>
          <table:table-cell office:value-type="string" table:style-name="ce2">
            <text:p>CHESTERFIELD IS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DUCIE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MONTENEGR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SWAINS I.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SAINT BARTHELEM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7</text:p>
          </table:table-cell>
          <table:table-cell office:value-type="string" table:style-name="ce2">
            <text:p>CURACA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SINT MAARTE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SABA &amp; ST. EUSTATIU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BONAI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SOUTH SUDAN (REPUBLIC OF)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REPUBLIC OF KOSOV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1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DXCC_Entity_Code Enumeration exported from Released ADIF Specification 3.1.7</dc:title>
    <meta:initial-creator>ADIF Development Group</meta:initial-creator>
    <dc:creator>Graham Smith</dc:creator>
    <meta:creation-date>2026-03-22T12:41:37Z</meta:creation-date>
    <dc:date>2026-03-22T12:41:38Z</dc:date>
    <meta:editing-duration>PT0S</meta:editing-duration>
    <meta:user-defined meta:name="ADIF Version">3.1.7</meta:user-defined>
    <meta:user-defined meta:name="ADIF Status">Released</meta:user-defined>
  </office:meta>
</office:document-meta>
</file>